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afe" officeooo:paragraph-rsid="00adc23d"/>
    </style:style>
    <style:style style:name="P2" style:family="paragraph" style:parent-style-name="Standard">
      <style:text-properties fo:font-weight="normal" officeooo:rsid="005423d0" officeooo:paragraph-rsid="00adc23d" style:font-weight-asian="normal" style:font-weight-complex="normal"/>
    </style:style>
    <style:style style:name="P3" style:family="paragraph" style:parent-style-name="Standard">
      <style:text-properties fo:font-weight="normal" officeooo:rsid="00785de3" officeooo:paragraph-rsid="00adc23d" style:font-weight-asian="normal" style:font-weight-complex="normal"/>
    </style:style>
    <style:style style:name="P4" style:family="paragraph" style:parent-style-name="Standard">
      <style:text-properties fo:font-weight="normal" officeooo:rsid="00785de3" officeooo:paragraph-rsid="00edd84e" style:font-weight-asian="normal" style:font-weight-complex="normal"/>
    </style:style>
    <style:style style:name="P5" style:family="paragraph" style:parent-style-name="Standard">
      <style:text-properties fo:font-weight="normal" officeooo:rsid="00844a96" officeooo:paragraph-rsid="00adc23d" style:font-weight-asian="normal" style:font-weight-complex="normal"/>
    </style:style>
    <style:style style:name="P6" style:family="paragraph" style:parent-style-name="Standard">
      <style:text-properties fo:font-weight="normal" officeooo:rsid="006ad6a3" officeooo:paragraph-rsid="00adc23d" style:font-weight-asian="normal" style:font-weight-complex="normal"/>
    </style:style>
    <style:style style:name="P7" style:family="paragraph" style:parent-style-name="Standard">
      <style:text-properties fo:font-weight="normal" officeooo:rsid="00a4cf7d" officeooo:paragraph-rsid="00adc23d" style:font-weight-asian="normal" style:font-weight-complex="normal"/>
    </style:style>
    <style:style style:name="P8" style:family="paragraph" style:parent-style-name="Standard">
      <style:text-properties fo:font-weight="normal" officeooo:rsid="00af56de" officeooo:paragraph-rsid="00adc23d" style:font-weight-asian="normal" style:font-weight-complex="normal"/>
    </style:style>
    <style:style style:name="P9" style:family="paragraph" style:parent-style-name="Standard">
      <style:text-properties fo:font-weight="normal" officeooo:rsid="00aac2b4" officeooo:paragraph-rsid="00adc23d" style:font-weight-asian="normal" style:font-weight-complex="normal"/>
    </style:style>
    <style:style style:name="P10" style:family="paragraph" style:parent-style-name="Standard">
      <style:text-properties fo:font-weight="normal" officeooo:rsid="00af8c14" officeooo:paragraph-rsid="00adc23d" style:font-weight-asian="normal" style:font-weight-complex="normal"/>
    </style:style>
    <style:style style:name="P11" style:family="paragraph" style:parent-style-name="Standard">
      <style:text-properties fo:font-weight="normal" officeooo:rsid="00c306fc" officeooo:paragraph-rsid="00c306fc" style:font-weight-asian="normal" style:font-weight-complex="normal"/>
    </style:style>
    <style:style style:name="P12" style:family="paragraph" style:parent-style-name="Standard">
      <style:text-properties fo:font-weight="normal" officeooo:rsid="007f4c46" officeooo:paragraph-rsid="00adc23d" style:font-weight-asian="normal" style:font-weight-complex="normal"/>
    </style:style>
    <style:style style:name="P13" style:family="paragraph" style:parent-style-name="Standard">
      <style:text-properties fo:font-weight="normal" officeooo:rsid="00d0216c" officeooo:paragraph-rsid="00d0216c" style:font-weight-asian="normal" style:font-weight-complex="normal"/>
    </style:style>
    <style:style style:name="P14" style:family="paragraph" style:parent-style-name="Standard">
      <style:text-properties fo:font-weight="normal" officeooo:rsid="00c56221" officeooo:paragraph-rsid="00c56221" style:font-weight-asian="normal" style:font-weight-complex="normal"/>
    </style:style>
    <style:style style:name="P15" style:family="paragraph" style:parent-style-name="Standard">
      <style:text-properties fo:font-weight="normal" officeooo:rsid="00e825b3" officeooo:paragraph-rsid="00e825b3" style:font-weight-asian="normal" style:font-weight-complex="normal"/>
    </style:style>
    <style:style style:name="P16" style:family="paragraph" style:parent-style-name="Standard">
      <style:text-properties fo:font-weight="normal" officeooo:rsid="00b0f8f2" officeooo:paragraph-rsid="00adc23d" style:font-weight-asian="normal" style:font-weight-complex="normal"/>
    </style:style>
    <style:style style:name="P17" style:family="paragraph" style:parent-style-name="Standard">
      <style:text-properties fo:font-weight="normal" officeooo:rsid="00edd84e" officeooo:paragraph-rsid="00edd84e" style:font-weight-asian="normal" style:font-weight-complex="normal"/>
    </style:style>
    <style:style style:name="P18" style:family="paragraph" style:parent-style-name="Standard">
      <style:text-properties fo:font-weight="normal" officeooo:rsid="00ee4d70" officeooo:paragraph-rsid="00ee4d70" style:font-weight-asian="normal" style:font-weight-complex="normal"/>
    </style:style>
    <style:style style:name="P19" style:family="paragraph" style:parent-style-name="Standard">
      <style:text-properties fo:font-weight="normal" officeooo:rsid="00efc9a2" officeooo:paragraph-rsid="00efc9a2" style:font-weight-asian="normal" style:font-weight-complex="normal"/>
    </style:style>
    <style:style style:name="P2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08bfc" officeooo:paragraph-rsid="00adc23d"/>
    </style:style>
    <style:style style:name="P21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08bfc" officeooo:paragraph-rsid="00f2a911"/>
    </style:style>
    <style:style style:name="P22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5d4a04" officeooo:paragraph-rsid="00adc23d"/>
    </style:style>
    <style:style style:name="P23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45fc3" officeooo:paragraph-rsid="00adc23d"/>
    </style:style>
    <style:style style:name="P24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785de3" officeooo:paragraph-rsid="00adc23d" style:font-weight-asian="normal" style:font-weight-complex="normal"/>
    </style:style>
    <style:style style:name="P25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cfb8df" officeooo:paragraph-rsid="00adc23d" style:font-weight-asian="normal" style:font-weight-complex="normal"/>
    </style:style>
    <style:style style:name="P2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ad57bf" officeooo:paragraph-rsid="00adc23d" style:font-weight-asian="normal" style:font-weight-complex="normal"/>
    </style:style>
    <style:style style:name="P27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da45f0" officeooo:paragraph-rsid="00da45f0" style:font-weight-asian="normal" style:font-weight-complex="normal"/>
    </style:style>
    <style:style style:name="P28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aac2b4" officeooo:paragraph-rsid="00adc23d" style:font-weight-asian="normal" style:font-weight-complex="normal"/>
    </style:style>
    <style:style style:name="P29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d0216c" officeooo:paragraph-rsid="00adc23d" style:font-weight-asian="normal" style:font-weight-complex="normal"/>
    </style:style>
    <style:style style:name="P3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c21d41" officeooo:paragraph-rsid="00f2a911" style:font-weight-asian="normal" style:font-weight-complex="normal"/>
    </style:style>
    <style:style style:name="P31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75b0a6" officeooo:paragraph-rsid="00adc23d"/>
    </style:style>
    <style:style style:name="P32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b72c67" officeooo:paragraph-rsid="00adc23d"/>
    </style:style>
    <style:style style:name="P33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6c2580" officeooo:paragraph-rsid="00adc23d"/>
    </style:style>
    <style:style style:name="P34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a75639" officeooo:paragraph-rsid="00adc23d"/>
    </style:style>
    <style:style style:name="P35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5d0ed4" officeooo:paragraph-rsid="00f2a911"/>
    </style:style>
    <style:style style:name="P36" style:family="paragraph" style:parent-style-name="Standard">
      <style:text-properties fo:font-variant="normal" fo:text-transform="none" fo:color="#222222" style:font-name="Arial" fo:font-size="12pt" fo:letter-spacing="normal" fo:font-style="normal" fo:font-weight="bold" officeooo:rsid="009b6ebb" officeooo:paragraph-rsid="00adc23d" style:font-weight-asian="bold" style:font-weight-complex="bold"/>
    </style:style>
    <style:style style:name="P37" style:family="paragraph" style:parent-style-name="Standard">
      <style:text-properties fo:font-variant="normal" fo:text-transform="none" fo:color="#222222" style:font-name="Arial" fo:font-size="12pt" fo:letter-spacing="normal" fo:font-style="normal" fo:font-weight="bold" officeooo:rsid="00cc1643" officeooo:paragraph-rsid="00adc23d" style:font-weight-asian="bold" style:font-weight-complex="bold"/>
    </style:style>
    <style:style style:name="P38" style:family="paragraph" style:parent-style-name="Standard">
      <style:text-properties fo:font-variant="normal" fo:text-transform="none" fo:color="#222222" style:font-name="Arial" fo:font-size="12pt" fo:letter-spacing="normal" fo:font-style="normal" fo:font-weight="bold" officeooo:rsid="00ce2056" officeooo:paragraph-rsid="00ce2056" style:font-weight-asian="bold" style:font-weight-complex="bold"/>
    </style:style>
    <style:style style:name="P39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6c2580" officeooo:paragraph-rsid="00adc23d" fo:background-color="#1e1e1e"/>
    </style:style>
    <style:style style:name="P40" style:family="paragraph" style:parent-style-name="Standard">
      <style:text-properties fo:font-weight="bold" officeooo:rsid="00785de3" officeooo:paragraph-rsid="00adc23d" style:font-weight-asian="bold" style:font-weight-complex="bold"/>
    </style:style>
    <style:style style:name="P41" style:family="paragraph" style:parent-style-name="Standard">
      <style:text-properties fo:font-weight="bold" officeooo:rsid="00884513" officeooo:paragraph-rsid="00aea350" style:font-weight-asian="bold" style:font-weight-complex="bold"/>
    </style:style>
    <style:style style:name="P42" style:family="paragraph" style:parent-style-name="Standard">
      <style:text-properties fo:font-weight="bold" officeooo:rsid="00be39d7" officeooo:paragraph-rsid="00c02bef" style:font-weight-asian="bold" style:font-weight-complex="bold"/>
    </style:style>
    <style:style style:name="P43" style:family="paragraph" style:parent-style-name="Standard">
      <style:text-properties fo:font-weight="bold" officeooo:rsid="00df3652" officeooo:paragraph-rsid="00df3652" style:font-weight-asian="bold" style:font-weight-complex="bold"/>
    </style:style>
    <style:style style:name="P44" style:family="paragraph" style:parent-style-name="Standard">
      <style:text-properties fo:font-weight="bold" officeooo:rsid="00b1d9d4" officeooo:paragraph-rsid="00b1d9d4" style:font-weight-asian="bold" style:font-weight-complex="bold"/>
    </style:style>
    <style:style style:name="P45" style:family="paragraph" style:parent-style-name="Standard">
      <style:text-properties fo:font-weight="bold" officeooo:rsid="00efc9a2" officeooo:paragraph-rsid="00efc9a2" style:font-weight-asian="bold" style:font-weight-complex="bold"/>
    </style:style>
    <style:style style:name="P46" style:family="paragraph" style:parent-style-name="Standard">
      <style:text-properties fo:font-weight="bold" officeooo:rsid="00ecee85" officeooo:paragraph-rsid="00ecee85" style:font-weight-asian="bold" style:font-weight-complex="bold"/>
    </style:style>
    <style:style style:name="P47" style:family="paragraph" style:parent-style-name="Standard">
      <style:paragraph-properties style:line-height-at-least="0.198in"/>
      <style:text-properties fo:color="#6a9955" style:font-name="Droid Sans Mono" fo:font-size="10.5pt" fo:font-weight="normal" officeooo:paragraph-rsid="00adc23d" fo:background-color="#1e1e1e"/>
    </style:style>
    <style:style style:name="P48" style:family="paragraph" style:parent-style-name="Standard">
      <style:text-properties fo:color="#6a9955" style:font-name="Droid Sans Mono" fo:font-size="10.5pt" fo:font-weight="normal" officeooo:paragraph-rsid="00adc23d" fo:background-color="#1e1e1e"/>
    </style:style>
    <style:style style:name="P49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  <style:text-properties fo:font-weight="bold" officeooo:rsid="000cfafe" officeooo:paragraph-rsid="00adc23d" style:font-weight-asian="bold" style:font-weight-complex="bold"/>
    </style:style>
    <style:style style:name="P50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  <style:text-properties fo:font-weight="bold" officeooo:rsid="00844a96" officeooo:paragraph-rsid="00adc23d" style:font-weight-asian="bold" style:font-weight-complex="bold"/>
    </style:style>
    <style:style style:name="P51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  <style:text-properties fo:font-weight="bold" officeooo:rsid="009ade2f" officeooo:paragraph-rsid="00adc23d" style:font-weight-asian="bold" style:font-weight-complex="bold"/>
    </style:style>
    <style:style style:name="P52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  <style:text-properties fo:font-weight="bold" officeooo:rsid="00a8cfd9" officeooo:paragraph-rsid="00adc23d" style:font-weight-asian="bold" style:font-weight-complex="bold"/>
    </style:style>
    <style:style style:name="P53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  <style:text-properties fo:font-weight="bold" officeooo:rsid="00a75639" officeooo:paragraph-rsid="00adc23d" style:font-weight-asian="bold" style:font-weight-complex="bold"/>
    </style:style>
    <style:style style:name="P54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  <style:text-properties fo:font-weight="bold" officeooo:rsid="00edd84e" officeooo:paragraph-rsid="00edd84e" style:font-weight-asian="bold" style:font-weight-complex="bold"/>
    </style:style>
    <style:style style:name="P55" style:family="paragraph" style:parent-style-name="Standard">
      <style:paragraph-properties style:border-line-width-bottom="0.0118in 0.0118in 0.0118in" fo:padding-left="0in" fo:padding-right="0in" fo:padding-top="0in" fo:padding-bottom="0.0291in" fo:border-left="none" fo:border-right="none" fo:border-top="none" fo:border-bottom="2.55pt double #000000" style:join-border="false"/>
      <style:text-properties fo:font-weight="bold" officeooo:rsid="000cfafe" officeooo:paragraph-rsid="00adc23d"/>
    </style:style>
    <style:style style:name="P56" style:family="paragraph" style:parent-style-name="Standard" style:list-style-name="L1">
      <style:text-properties fo:font-variant="normal" fo:text-transform="none" fo:color="#222222" style:font-name="Arial" fo:font-size="12pt" fo:letter-spacing="normal" fo:font-style="normal" fo:font-weight="normal" officeooo:rsid="00844a96" officeooo:paragraph-rsid="00adc23d" style:font-weight-asian="normal" style:font-weight-complex="normal"/>
    </style:style>
    <style:style style:name="P57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08bfc" officeooo:paragraph-rsid="00adc23d"/>
    </style:style>
    <style:style style:name="P58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fc8e29" officeooo:paragraph-rsid="00fc8e29"/>
    </style:style>
    <style:style style:name="P59" style:family="paragraph" style:parent-style-name="Standard">
      <style:text-properties fo:font-variant="normal" fo:text-transform="none" fo:color="#222222" style:font-name="Arial" fo:font-size="12pt" fo:letter-spacing="normal" fo:font-style="normal" fo:font-weight="bold" officeooo:rsid="00dca4ab" officeooo:paragraph-rsid="00dca4ab" style:font-weight-asian="bold" style:font-weight-complex="bold"/>
    </style:style>
    <style:style style:name="P60" style:family="paragraph" style:parent-style-name="Standard">
      <style:text-properties fo:font-weight="bold" officeooo:rsid="00c9daf8" officeooo:paragraph-rsid="00c9daf8" style:font-weight-asian="bold" style:font-weight-complex="bold"/>
    </style:style>
    <style:style style:name="P61" style:family="paragraph" style:parent-style-name="Standard">
      <style:text-properties fo:font-weight="bold" officeooo:rsid="00ad57bf" officeooo:paragraph-rsid="00adc23d" style:font-weight-asian="bold" style:font-weight-complex="bold"/>
    </style:style>
    <style:style style:name="P62" style:family="paragraph" style:parent-style-name="Standard">
      <style:text-properties fo:font-weight="normal" officeooo:rsid="00ad57bf" officeooo:paragraph-rsid="00adc23d" style:font-weight-asian="normal" style:font-weight-complex="normal"/>
    </style:style>
    <style:style style:name="P63" style:family="paragraph" style:parent-style-name="Standard">
      <style:text-properties fo:font-weight="normal" officeooo:rsid="00ad57bf" officeooo:paragraph-rsid="00f6f9ed" style:font-weight-asian="normal" style:font-weight-complex="normal"/>
    </style:style>
    <style:style style:name="P64" style:family="paragraph" style:parent-style-name="Standard">
      <style:text-properties fo:font-weight="normal" officeooo:rsid="00c9daf8" officeooo:paragraph-rsid="00adc23d" style:font-weight-asian="normal" style:font-weight-complex="normal"/>
    </style:style>
    <style:style style:name="P65" style:family="paragraph" style:parent-style-name="Standard">
      <style:text-properties fo:font-weight="normal" officeooo:rsid="00f6f9ed" officeooo:paragraph-rsid="00f6f9ed" style:font-weight-asian="normal" style:font-weight-complex="normal"/>
    </style:style>
    <style:style style:name="P66" style:family="paragraph" style:parent-style-name="Standard">
      <style:text-properties fo:font-weight="normal" officeooo:rsid="00f80f02" officeooo:paragraph-rsid="00f80f02" style:font-weight-asian="normal" style:font-weight-complex="normal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officeooo:rsid="001d02fb"/>
    </style:style>
    <style:style style:name="T3" style:family="text">
      <style:text-properties style:font-weight-asian="bold" style:font-weight-complex="bold"/>
    </style:style>
    <style:style style:name="T4" style:family="text">
      <style:text-properties officeooo:rsid="005101b3" style:font-weight-asian="bold" style:font-weight-complex="bold"/>
    </style:style>
    <style:style style:name="T5" style:family="text">
      <style:text-properties officeooo:rsid="009170ec"/>
    </style:style>
    <style:style style:name="T6" style:family="text">
      <style:text-properties officeooo:rsid="00b4d438"/>
    </style:style>
    <style:style style:name="T7" style:family="text">
      <style:text-properties officeooo:rsid="00af56de"/>
    </style:style>
    <style:style style:name="T8" style:family="text">
      <style:text-properties officeooo:rsid="00a75639"/>
    </style:style>
    <style:style style:name="T9" style:family="text">
      <style:text-properties officeooo:rsid="00c05b5d"/>
    </style:style>
    <style:style style:name="T10" style:family="text">
      <style:text-properties officeooo:rsid="00d64bb1"/>
    </style:style>
    <style:style style:name="T11" style:family="text">
      <style:text-properties officeooo:rsid="00cfa52f"/>
    </style:style>
    <style:style style:name="T12" style:family="text">
      <style:text-properties officeooo:rsid="00eb67cd"/>
    </style:style>
    <style:style style:name="T13" style:family="text">
      <style:text-properties officeooo:rsid="00ee4d70"/>
    </style:style>
    <style:style style:name="T14" style:family="text">
      <style:text-properties officeooo:rsid="00ef0936"/>
    </style:style>
    <style:style style:name="T15" style:family="text">
      <style:text-properties officeooo:rsid="00f2a911"/>
    </style:style>
    <style:style style:name="T16" style:family="text">
      <style:text-properties officeooo:rsid="00f1af82" style:font-weight-asian="normal" style:font-weight-complex="normal"/>
    </style:style>
    <style:style style:name="T17" style:family="text">
      <style:text-properties officeooo:rsid="00fde578" style:font-weight-asian="normal" style:font-weight-complex="normal"/>
    </style:style>
    <style:style style:name="T18" style:family="text">
      <style:text-properties officeooo:rsid="00f3fab0"/>
    </style:style>
    <style:style style:name="T19" style:family="text">
      <style:text-properties officeooo:rsid="00f67e48"/>
    </style:style>
    <style:style style:name="T20" style:family="text">
      <style:text-properties officeooo:rsid="00f6f9ed"/>
    </style:style>
    <style:style style:name="T21" style:family="text">
      <style:text-properties officeooo:rsid="00f8bff3"/>
    </style:style>
    <style:style style:name="T22" style:family="text">
      <style:text-properties officeooo:rsid="00fbdf29"/>
    </style:style>
    <style:style style:name="T23" style:family="text">
      <style:text-properties officeooo:rsid="00ff57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ext based Minecraft</text:p>
      <text:p text:style-name="P14"/>
      <text:p text:style-name="P15">Make a html wiki page</text:p>
      <text:p text:style-name="P1"/>
      <text:p text:style-name="P55"><text:span text:style-name="T3">FRONTEN</text:span><text:span text:style-name="T4">D</text:span></text:p>
      <text:p text:style-name="P29"/>
      <text:p text:style-name="P45"><text:span text:style-name="T15">DONE </text:span>Add scroll pos saving to rest of menus</text:p>
      <text:p text:style-name="P19"/>
      <text:p text:style-name="P63"><text:span text:style-name="T7">redo loginscreen, make custom keyboard :)</text:span></text:p>
      <text:p text:style-name="P41"/>
      <text:p text:style-name="P49">BACKEND</text:p>
      <text:p text:style-name="P10"/>
      <text:p text:style-name="P43"><text:span text:style-name="T12">DONE </text:span>Ability to eat food in the cave</text:p>
      <text:p text:style-name="P43"/>
      <text:p text:style-name="P46"><text:span text:style-name="T18">DONE </text:span>build the witch healing</text:p>
      <text:p text:style-name="P11"/>
      <text:p text:style-name="P11">add more villager prices, fag</text:p>
      <text:p text:style-name="P42"/>
      <text:p text:style-name="P13">delay on inventory items</text:p>
      <text:p text:style-name="P12"/>
      <text:p text:style-name="P7">Add mob and hostile mob farm types to farming</text:p>
      <text:p text:style-name="P7">Add finding spawners when traversing caves, and add spawners to base as a type of inventory.</text:p>
      <text:p text:style-name="P7"/>
      <text:p text:style-name="P61"><text:span text:style-name="T6">DONE </text:span>In save change to using JsonStorage, rather than the .txt file</text:p>
      <text:p text:style-name="P61"/>
      <text:p text:style-name="P62">- <text:span text:style-name="T7">ability to load different saves</text:span></text:p>
      <text:p text:style-name="P62"><text:tab/><text:span text:style-name="T20">s</text:span>teps….</text:p>
      <text:p text:style-name="P62">- <text:span text:style-name="T22">create a new store file with the information on the different saves</text:span></text:p>
      <text:p text:style-name="P65">-New screen for selecting load or creating new only starts if there are other save files.</text:p>
      <text:p text:style-name="P65">-Simply delete the save file and go to load save screen on death</text:p>
      <text:p text:style-name="P65">-creation of ‘store_file’ variable happens in the load save screen AND new save(typing in username)</text:p>
      <text:p text:style-name="P66">-put items obtained stat on the storefile name on selection screen</text:p>
      <text:p text:style-name="P66">-<text:span text:style-name="T21">update save_file button put new items in base in there so YOUR save file keeps working with the name textcraft.json</text:span></text:p>
      <text:p text:style-name="P64"/>
      <text:p text:style-name="P60"><text:span text:style-name="T19">DONE </text:span>tie achievements to stats</text:p>
      <text:p text:style-name="P8"/>
      <text:p text:style-name="P16">running away is broken, or I just had 0 hp</text:p>
      <text:p text:style-name="P16"/>
      <text:p text:style-name="P54">BUILDABLES</text:p>
      <text:p text:style-name="P4"/>
      <text:p text:style-name="P18">Actually draw out this menu</text:p>
      <text:p text:style-name="P4"/>
      <text:p text:style-name="P30">add a menu to build different rooms, like an enchanting room or brewing room. <text:s/>Things to build towards and succeed in the game</text:p>
      <text:p text:style-name="P4"/>
      <text:p text:style-name="P17">Drying rack <text:span text:style-name="T13">10 planks</text:span></text:p>
      <text:p text:style-name="P5"/>
      <text:p text:style-name="P50"><text:soft-page-break/>MOBS</text:p>
      <text:p text:style-name="P3"/>
      <text:p text:style-name="P5"><text:span text:style-name="T5">on adventure I</text:span>f nighttime, add a chance to find a enemy on the way back to home</text:p>
      <text:p text:style-name="P40"/>
      <text:list xml:id="list3454954938" text:style-name="L1">
        <text:list-item>
          <text:p text:style-name="P56">override Home button while facing enemies. <text:s/>So if you run into another you have to keep running away. <text:s/>Animation will be neat as well, drawing the first mob, <text:s/>hitting run away, first mob is undrawn as character runs, <text:s/>then new mob is drawn in front of them. <text:s/>Magically the first mob will be gone when they run back the other way. <text:s/>This shows a 3 dimensional world, inside of a 2d screen.</text:p>
        </text:list-item>
      </text:list>
      <text:p text:style-name="P22"/>
      <text:p text:style-name="P52">VISUAL</text:p>
      <text:p text:style-name="P28">edit images</text:p>
      <text:p text:style-name="P59"><text:span text:style-name="T23">DONE </text:span>acheivements in stat screen</text:p>
      <text:p text:style-name="P25"/>
      <text:p text:style-name="P22"/>
      <text:p text:style-name="P51">ANIMATION</text:p>
      <text:p text:style-name="P24"/>
      <text:p text:style-name="P36">When adding items to furnace, it switches between screens, <text:s/>have a popup come up for a few seconds and then close, with a interval picture between a stick figure shoveling stuff into a stick looking furnace. <text:s/>Calling of this popup would be in function start_timer</text:p>
      <text:p text:style-name="P36"/>
      <text:p text:style-name="P26">on MainScreen</text:p>
      <text:p text:style-name="P26">-Night or day animation</text:p>
      <text:p text:style-name="P48"/>
      <text:p text:style-name="P47"># THIS IS WHERE YOU ADD THE DURABILITY % BAR in inv screen</text:p>
      <text:p text:style-name="P47"/>
      <text:p text:style-name="P47"># Equipment bar image!!</text:p>
      <text:p text:style-name="P20"/>
      <text:p text:style-name="P53">BUGLIST</text:p>
      <text:p text:style-name="P2"/>
      <text:p text:style-name="P6">future error, lol <text:s/>burning enchanted wooden tools</text:p>
      <text:p text:style-name="P9">Achievements not going through?</text:p>
      <text:p text:style-name="P9"/>
      <text:p text:style-name="P44"><text:span text:style-name="T14">DONE </text:span>Cooking logs with logs, subtracts wrong obviously</text:p>
      <text:p text:style-name="P20"/>
      <text:p text:style-name="P38"><text:span text:style-name="T11">DONE </text:span>crafting multiples math is off</text:p>
      <text:p text:style-name="P38"/>
      <text:p text:style-name="P27">look into how the prices are set up on the villager screen, <text:s/>I remember having it choose a random item that is currently in your inventory</text:p>
      <text:p text:style-name="P22"/>
      <text:p text:style-name="P51">B<text:span text:style-name="T8">EFORE PATCH</text:span></text:p>
      <text:p text:style-name="P24"/>
      <text:p text:style-name="P31">Before alpha 1.<text:span text:style-name="T9">0</text:span></text:p>
      <text:p text:style-name="P31"/>
      <text:p text:style-name="P37"><text:span text:style-name="T10">DONE </text:span>add more items to catch fishing</text:p>
      <text:p text:style-name="P20"/>
      <text:p text:style-name="P23"><text:soft-page-break/>add more items to craft </text:p>
      <text:p text:style-name="P20"/>
      <text:p text:style-name="P1"><text:span text:style-name="T2">list of enchantments</text:span><text:span text:style-name="T1"><text:tab/></text:span></text:p>
      <text:p text:style-name="P20"/>
      <text:p text:style-name="P23">add more items to craft </text:p>
      <text:p text:style-name="P23"/>
      <text:p text:style-name="P33">add more items that villager will buy and sell</text:p>
      <text:p text:style-name="P39"># add more!!!!!! fag</text:p>
      <text:p text:style-name="P20"><text:line-break/>Leveling. Mobs get stronger</text:p>
      <text:p text:style-name="P58"><text:tab/>tie a small green xp bar under health bar,</text:p>
      <text:p text:style-name="P58"><text:tab/>type in the level on the right side of health bar</text:p>
      <text:p text:style-name="P20"><text:line-break/>Enchanting</text:p>
      <text:p text:style-name="P20"/>
      <text:p text:style-name="P35">mob farms, add wheat to breed and increase output, </text:p>
      <text:p text:style-name="P21"/>
      <text:p text:style-name="P21"><text:span text:style-name="T16">catch a cheater, if stat.tree.log &lt; </text:span><text:span text:style-name="T17">inventory.log</text:span><text:span text:style-name="T16"> engine.dead, reason, cheating</text:span><text:line-break/></text:p>
      <text:p text:style-name="P20"/>
      <text:p text:style-name="P22"/>
      <text:p text:style-name="P51">B<text:span text:style-name="T8">EFORE APP DONE</text:span></text:p>
      <text:p text:style-name="P20"><text:line-break/></text:p>
      <text:p text:style-name="P53">Hard as shit</text:p>
      <text:p text:style-name="P24"/>
      <text:p text:style-name="P34">Try and fix the furnace switching to main screen and back… when closing popup</text:p>
      <text:p text:style-name="P32">rebuild furnace screen add_stuff popup into a new screen, it will fix the issue of switching to main screen and back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23:01:39.268833276</meta:creation-date>
    <dc:date>2019-02-16T13:58:56.177408934</dc:date>
    <meta:editing-duration>P11DT16H29M47S</meta:editing-duration>
    <meta:editing-cycles>133</meta:editing-cycles>
    <meta:generator>LibreOffice/6.0.6.2$Linux_X86_64 LibreOffice_project/00m0$Build-2</meta:generator>
    <meta:document-statistic meta:table-count="0" meta:image-count="0" meta:object-count="0" meta:page-count="3" meta:paragraph-count="64" meta:word-count="570" meta:character-count="3169" meta:non-whitespace-character-count="2641"/>
  </office:meta>
</office:document-meta>
</file>